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s/Version1" manifest:media-type=""/>
  <manifest:file-entry manifest:full-path="Versions/Version2"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f521d"/>
    </style:style>
    <style:style style:name="P2" style:family="paragraph" style:parent-style-name="Text_20_body">
      <style:paragraph-properties fo:text-align="justify" style:justify-single-word="false"/>
      <style:text-properties officeooo:paragraph-rsid="000f521d"/>
    </style:style>
    <style:style style:name="P3" style:family="paragraph" style:parent-style-name="Text_20_body">
      <style:text-properties officeooo:paragraph-rsid="00146f9a"/>
    </style:style>
    <style:style style:name="P4" style:family="paragraph" style:parent-style-name="Text_20_body">
      <style:paragraph-properties fo:line-height="100%" fo:text-align="justify" style:justify-single-word="false"/>
      <style:text-properties style:font-name="Times New Roman" fo:font-weight="normal" officeooo:rsid="002f3168" officeooo:paragraph-rsid="00146f9a" style:font-weight-asian="normal" style:font-weight-complex="normal"/>
    </style:style>
    <style:style style:name="P5" style:family="paragraph" style:parent-style-name="Text_20_body">
      <style:paragraph-properties fo:line-height="100%" fo:text-align="justify" style:justify-single-word="false"/>
      <style:text-properties style:font-name="Times New Roman" officeooo:rsid="005b1bb9" officeooo:paragraph-rsid="0022dde4"/>
    </style:style>
    <style:style style:name="P6" style:family="paragraph" style:parent-style-name="Text_20_body">
      <style:paragraph-properties fo:line-height="100%" fo:text-align="justify" style:justify-single-word="false"/>
      <style:text-properties style:font-name="Times New Roman" officeooo:rsid="004ce24a" officeooo:paragraph-rsid="0022dde4"/>
    </style:style>
    <style:style style:name="P7" style:family="paragraph" style:parent-style-name="Text_20_body">
      <style:paragraph-properties fo:line-height="100%" fo:text-align="justify" style:justify-single-word="false"/>
      <style:text-properties style:font-name="Times New Roman"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 fo:font-weight="bold" officeooo:rsid="00297030" officeooo:paragraph-rsid="00297030" style:font-weight-asian="bold" style:font-weight-complex="bold"/>
    </style:style>
    <style:style style:name="P10" style:family="paragraph" style:parent-style-name="Text_20_body">
      <style:text-properties officeooo:paragraph-rsid="001d8e89"/>
    </style:style>
    <style:style style:name="P11" style:family="paragraph" style:parent-style-name="Text_20_body">
      <style:paragraph-properties fo:margin-left="0cm" fo:margin-right="0cm" fo:line-height="100%" fo:text-align="justify" style:justify-single-word="false" fo:text-indent="0cm" style:auto-text-indent="false"/>
      <style:text-properties style:font-name="Times New Roman" officeooo:paragraph-rsid="00146f9a"/>
    </style:style>
    <style:style style:name="P12" style:family="paragraph" style:parent-style-name="Footer">
      <style:text-properties officeooo:rsid="0019c4ca" officeooo:paragraph-rsid="0011d813"/>
    </style:style>
    <style:style style:name="P13" style:family="paragraph" style:parent-style-name="Standard">
      <style:paragraph-properties fo:line-height="100%" fo:text-align="justify" style:justify-single-word="false"/>
      <style:text-properties style:font-name="Times New Roman" officeooo:paragraph-rsid="00146f9a"/>
    </style:style>
    <style:style style:name="P14" style:family="paragraph" style:parent-style-name="Title">
      <style:paragraph-properties fo:text-align="center" style:justify-single-word="false"/>
      <style:text-properties officeooo:rsid="0016e96c" officeooo:paragraph-rsid="000f521d"/>
    </style:style>
    <style:style style:name="P15" style:family="paragraph" style:parent-style-name="Subtitle">
      <style:text-properties officeooo:rsid="001a3ce6" officeooo:paragraph-rsid="000f521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paragraph-properties fo:break-before="page"/>
      <style:text-properties officeooo:rsid="00146f9a" officeooo:paragraph-rsid="00146f9a"/>
    </style:style>
    <style:style style:name="P18" style:family="paragraph" style:parent-style-name="Heading_20_1">
      <style:paragraph-properties fo:break-before="page"/>
      <style:text-properties officeooo:paragraph-rsid="001d8e89"/>
    </style:style>
    <style:style style:name="P19" style:family="paragraph" style:parent-style-name="Footnote">
      <style:text-properties style:font-name="Times New Roman" fo:font-style="italic" officeooo:rsid="0029082e" officeooo:paragraph-rsid="0029082e" style:font-style-asian="italic" style:font-style-complex="italic"/>
    </style:style>
    <style:style style:name="P20" style:family="paragraph" style:parent-style-name="Contents_20_Heading">
      <style:paragraph-properties fo:break-before="page"/>
    </style:style>
    <style:style style:name="P21" style:family="paragraph">
      <style:paragraph-properties fo:text-align="center"/>
    </style:style>
    <style:style style:name="P22" style:family="paragraph">
      <loext:graphic-properties draw:fill-color="#83caff"/>
      <style:paragraph-properties fo:text-align="center"/>
    </style:style>
    <style:style style:name="P23" style:family="paragraph">
      <loext:graphic-properties draw:fill-color="#83caff"/>
      <style:paragraph-properties fo:text-align="center"/>
      <style:text-properties fo:font-size="12pt"/>
    </style:style>
    <style:style style:name="P24" style:family="paragraph">
      <style:text-properties fo:font-size="12pt"/>
    </style:style>
    <style:style style:name="P25" style:family="paragraph">
      <loext:graphic-properties draw:fill-color="#ff950e"/>
    </style:style>
    <style:style style:name="P26" style:family="paragraph">
      <style:text-properties fo:font-size="10pt" style:font-size-asian="10pt" style:font-size-complex="10pt"/>
    </style:style>
    <style:style style:name="P27" style:family="paragraph">
      <loext:graphic-properties draw:fill="none" draw:fill-color="#ffffff"/>
      <style:text-properties fo:font-size="10pt" style:font-size-asian="10pt" style:font-size-complex="10pt"/>
    </style:style>
    <style:style style:name="P28" style:family="paragraph">
      <loext:graphic-properties draw:fill-color="#ff950e"/>
      <style:text-properties fo:font-size="12pt"/>
    </style:style>
    <style:style style:name="T1" style:family="text">
      <style:text-properties officeooo:rsid="001d488a"/>
    </style:style>
    <style:style style:name="T2" style:family="text">
      <style:text-properties officeooo:rsid="00c6a54c"/>
    </style:style>
    <style:style style:name="T3" style:family="text">
      <style:text-properties officeooo:rsid="001c180a"/>
    </style:style>
    <style:style style:name="T4" style:family="text">
      <style:text-properties officeooo:rsid="000f521d"/>
    </style:style>
    <style:style style:name="T5" style:family="text">
      <style:text-properties officeooo:rsid="00aa0fab"/>
    </style:style>
    <style:style style:name="T6" style:family="text">
      <style:text-properties fo:font-style="italic" officeooo:rsid="00284507" style:font-style-asian="italic" style:font-style-complex="italic"/>
    </style:style>
    <style:style style:name="T7" style:family="text">
      <style:text-properties fo:font-style="italic" officeooo:rsid="00166734" style:font-style-asian="italic" style:font-style-complex="italic"/>
    </style:style>
    <style:style style:name="T8" style:family="text">
      <style:text-properties fo:font-style="italic" officeooo:rsid="0019ea99" style:font-style-asian="italic" style:font-style-complex="italic"/>
    </style:style>
    <style:style style:name="T9" style:family="text">
      <style:text-properties fo:font-style="italic" fo:font-weight="normal" officeooo:rsid="0026ce53" style:font-style-asian="italic" style:font-weight-asian="normal" style:font-style-complex="italic" style:font-weight-complex="normal"/>
    </style:style>
    <style:style style:name="T10" style:family="text">
      <style:text-properties fo:font-style="italic" fo:font-weight="normal" officeooo:rsid="002ed4fb" style:font-style-asian="italic" style:font-weight-asian="normal" style:font-style-complex="italic" style:font-weight-complex="normal"/>
    </style:style>
    <style:style style:name="T11" style:family="text">
      <style:text-properties fo:font-style="italic" fo:font-weight="normal" officeooo:rsid="003259f8" style:font-style-asian="italic" style:font-weight-asian="normal" style:font-style-complex="italic" style:font-weight-complex="normal"/>
    </style:style>
    <style:style style:name="T12" style:family="text">
      <style:text-properties officeooo:rsid="00284507"/>
    </style:style>
    <style:style style:name="T13" style:family="text">
      <style:text-properties fo:font-weight="bold" officeooo:rsid="0024d990"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4d990" style:font-weight-asian="normal" style:font-weight-complex="normal"/>
    </style:style>
    <style:style style:name="T16" style:family="text">
      <style:text-properties fo:font-weight="normal" officeooo:rsid="002f1449" style:font-weight-asian="normal" style:font-weight-complex="normal"/>
    </style:style>
    <style:style style:name="T17" style:family="text">
      <style:text-properties fo:font-weight="normal" officeooo:rsid="0026ce53" style:font-weight-asian="normal" style:font-weight-complex="normal"/>
    </style:style>
    <style:style style:name="T18" style:family="text">
      <style:text-properties officeooo:rsid="0019da96"/>
    </style:style>
    <style:style style:name="T19" style:family="text">
      <style:text-properties officeooo:rsid="001d8e89"/>
    </style:style>
    <style:style style:name="T20" style:family="text">
      <style:text-properties officeooo:rsid="00258635"/>
    </style:style>
    <style:style style:name="T21" style:family="text">
      <style:text-properties fo:font-style="normal" style:font-style-asian="normal" style:font-style-complex="normal"/>
    </style:style>
    <style:style style:name="T22" style:family="text">
      <style:text-properties fo:font-style="normal" officeooo:rsid="0026ce53" style:font-style-asian="normal" style:font-style-complex="normal"/>
    </style:style>
    <style:style style:name="T23" style:family="text">
      <style:text-properties fo:font-style="normal" fo:font-weight="normal" officeooo:rsid="0026ce53" style:font-style-asian="normal" style:font-weight-asian="normal" style:font-style-complex="normal" style:font-weight-complex="normal"/>
    </style:style>
    <style:style style:name="T24" style:family="text">
      <style:text-properties fo:font-style="normal" fo:font-weight="normal" officeooo:rsid="00293aa4" style:font-style-asian="normal" style:font-weight-asian="normal" style:font-style-complex="normal" style:font-weight-complex="normal"/>
    </style:style>
    <style:style style:name="T25" style:family="text">
      <style:text-properties fo:font-style="normal" fo:font-weight="normal" officeooo:rsid="0029ee92" style:font-style-asian="normal" style:font-weight-asian="normal" style:font-style-complex="normal" style:font-weight-complex="normal"/>
    </style:style>
    <style:style style:name="T26" style:family="text">
      <style:text-properties fo:font-style="normal" fo:font-weight="normal" officeooo:rsid="002bfc06" style:font-style-asian="normal" style:font-weight-asian="normal" style:font-style-complex="normal" style:font-weight-complex="normal"/>
    </style:style>
    <style:style style:name="T27" style:family="text">
      <style:text-properties fo:font-style="normal" fo:font-weight="normal" officeooo:rsid="002c5e23" style:font-style-asian="normal" style:font-weight-asian="normal" style:font-style-complex="normal" style:font-weight-complex="normal"/>
    </style:style>
    <style:style style:name="T28" style:family="text">
      <style:text-properties fo:font-size="12pt"/>
    </style:style>
    <style:style style:name="T29" style:family="text">
      <style:text-properties fo:font-size="10pt" style:font-size-asian="10pt" style:font-size-complex="10pt"/>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950e"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950e"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vertical-align="middle" draw:auto-grow-height="false" fo:min-height="1.566cm" fo:min-width="4.233cm" style:run-through="foreground" style:wrap="run-through" style:number-wrapped-paragraphs="no-limit" style:vertical-pos="from-top" style:vertical-rel="paragraph" style:horizontal-pos="from-left" style:horizontal-rel="paragraph"/>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Programme <text:span text:style-name="T4">de composition et</text:span> d’<text:span text:style-name="T2">écoute musical collaborative</text:span> en <text:span text:style-name="T2">multicast</text:span></text:p>
      <text:p text:style-name="P15">Spécification fonctionnel<text:span text:style-name="T2">le</text:span></text:p>
      <text:p text:style-name="P1"><text:span text:style-name="T3">Auteurs : Luxon JEAN-PIERRE, </text:span>Kenny-Eric Rabarisoanaivo</text:p>
      <text:p text:style-name="P1"><text:span text:style-name="T1">Dernière mise à jour : </text:span><text:span text:style-name="T1"><text:date style:data-style-name="N76" text:date-value="2016-10-10T14:01:13.739000014" text:fixed="true">10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Sommaire</text:p>
          </text:index-title>
          <text:p text:style-name="P16"><text:a xlink:type="simple" xlink:href="#__RefHeading___Toc1084_1275192304" text:style-name="Index_20_Link" text:visited-style-name="Index_20_Link">Aperçu<text:tab/>3</text:a></text:p>
          <text:p text:style-name="P16"><text:a xlink:type="simple" xlink:href="#__RefHeading___Toc1987_1275192304" text:style-name="Index_20_Link" text:visited-style-name="Index_20_Link">Scénario d’utilisation<text:tab/>4</text:a></text:p>
        </text:index-body>
      </text:table-of-content>
      <text:p text:style-name="P2"/>
      <text:h text:style-name="P17" text:outline-level="1"><text:bookmark-start text:name="__RefHeading___Toc1084_1275192304"/>Aperçu<text:bookmark-end text:name="__RefHeading___Toc1084_1275192304"/></text:h>
      <text:p text:style-name="P3"/>
      <text:p text:style-name="P13"><text:span text:style-name="T6"><text:tab/></text:span><text:span text:style-name="T7">Collab</text:span><text:span text:style-name="T8">a</text:span><text:span text:style-name="T7">udio</text:span><text:span text:style-name="T12"> (nom provisoire) est un programme de composition, de mixage, et d’écoute musicale en diffusion multipoint</text:span><text:span text:style-name="T12"><text:note text:id="ftn1" text:note-class="footnote"><text:note-citation>1</text:note-citation><text:note-body><text:p text:style-name="P19">Multicast pour les anglophiles</text:p></text:note-body></text:note></text:span><text:span text:style-name="T12"> entre smartphones</text:span>.</text:p>
      <text:p text:style-name="P11"><text:span text:style-name="T13"><text:tab/>Ce document ne prétend nullement être complet, ni exempt de fautes ou d’imprécisions. </text:span><text:span text:style-name="T15">Il peut être sujet à diverses </text:span><text:span text:style-name="T16">corrections</text:span><text:span text:style-name="T15"> durant le développement du produit.</text:span></text:p>
      <text:p text:style-name="P4">Ici ne ser<text:span text:style-name="T18">a</text:span> abordé<text:span text:style-name="T18">e</text:span> que la partie fonctionnelle de l’application, c’est-à-dire son fonctionnement du point de vue utilisateur. Ne seront donc pas abordées tout ce qui concerne l’architecture, les algorithmes utilisés, ainsi que les protocoles de <text:span text:style-name="T5">communication</text:span> entre les smartphones. Ces points seront abordés dans le document de spécification technique <text:span text:style-name="T5">(à rédiger)</text:span>.</text:p>
      <text:h text:style-name="P18" text:outline-level="1"><text:bookmark-start text:name="__RefHeading___Toc1987_1275192304"/><text:span text:style-name="T19">Scénarios d’utilisation</text:span><text:bookmark-end text:name="__RefHeading___Toc1987_1275192304"/></text:h>
      <text:p text:style-name="P10"/>
      <text:p text:style-name="P6"><text:tab/>Cette partie traite de plusieurs scénarios d’utilisation possibles de l’application.</text:p>
      <text:p text:style-name="P5"><text:tab/>Par ailleurs, les personnages indiqués sont purement fictifs. Toute ressemblance avec des personnes réelle est purement fortuite.</text:p>
      <text:p text:style-name="P5"/>
      <text:p text:style-name="P7">Scénario 1 : <text:span text:style-name="T20">Alice, Bob et Carole.</text:span></text:p>
      <text:p text:style-name="P7"><text:span text:style-name="T14"><text:tab/></text:span><text:span text:style-name="T17">Alice et Bob ont travaillé tout le week-end dernier sur leur dernière composition en utilisant </text:span><text:span text:style-name="T9">Collabaudio</text:span><text:span text:style-name="T23">. Il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24">écoute le flux entrant</text:span><text:span text:style-name="T23"> et peut remixer « à la volée » le titre en diffusion. Il ajout des effets, et de nouveaux échantillons sonores et retransmet le flux résultant à </text:span><text:span text:style-name="T24">C</text:span><text:span text:style-name="T23">arole. </text:span><text:span text:style-name="T25">Cette dernière peut donc écouter la retr</text:span><text:span text:style-name="T26">a</text:span><text:span text:style-name="T25">nsmission de Bob avec n’importe quel effet </text:span><text:span text:style-name="T27">qu’il</text:span><text:span text:style-name="T25"> appliqu</text:span><text:span text:style-name="T27">e</text:span><text:span text:style-name="T25">.</text:span></text:p>
      <text:p text:style-name="P7"><draw:custom-shape text:anchor-type="paragraph" draw:z-index="0" draw:name="Alice" draw:style-name="gr1" draw:text-style-name="P22" svg:width="1.567cm" svg:height="1.567cm" svg:x="1.102cm" svg:y="0.474cm"><text:p text:style-name="P21">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23" svg:width="1.571cm" svg:height="1.571cm" svg:x="6.793cm" svg:y="0.43cm"><text:p text:style-name="P21"><text:span text:style-name="T28">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22" svg:width="1.567cm" svg:height="1.567cm" svg:x="12.589cm" svg:y="0.459cm"><text:p text:style-name="P21">Carole</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3"/></text:p>
      <text:p text:style-name="P7"><draw:custom-shape text:anchor-type="paragraph" draw:z-index="3" draw:name="Forme2" draw:style-name="gr3" draw:text-style-name="P24"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24"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3"/></text:p>
      <text:p text:style-name="P7"><text:span text:style-name="T23"/></text:p>
      <text:p text:style-name="P7"><draw:custom-shape text:anchor-type="paragraph" draw:z-index="5" draw:name="Forme1" draw:style-name="gr5" draw:text-style-name="P25"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27" svg:width="3.55cm" svg:height="1.033cm" svg:x="8.026cm" svg:y="-0.201cm"><draw:text-box><text:p text:style-name="P26"><text:span text:style-name="T29">Effets sonores ou </text:span></text:p><text:p text:style-name="P26"><text:span text:style-name="T29">ajout échantillon sonore</text:span></text:p></draw:text-box></draw:frame><text:span text:style-name="T23"/></text:p>
      <text:p text:style-name="P7"><text:span text:style-name="T23"/></text:p>
      <text:p text:style-name="P7"><text:span text:style-name="T23"><text:tab/></text:span><text:span text:style-name="T10">Figure 1 : Schéma de d</text:span><text:span text:style-name="T11">e</text:span><text:span text:style-name="T10">scription du scénario 1</text:span></text:p>
      <text:p text:style-name="P7"><text:span text:style-name="T23"/></text:p>
      <text:p text:style-name="P9"><text:span text:style-name="T22">S</text:span><text:span text:style-name="T21">cénario 2: David, Éloïse, François et Gérard.</text:span></text:p>
      <text:p text:style-name="P9"><text:span text:style-name="T21"/></text:p>
      <text:p text:style-name="P9"><draw:custom-shape text:anchor-type="paragraph" draw:z-index="8" draw:name="Alice" draw:style-name="gr7" draw:text-style-name="P23" svg:width="2.382cm" svg:height="2.299cm" svg:x="6.66cm" svg:y="0.3cm"><text:p text:style-name="P21"><text:span text:style-name="T28">Françc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22" svg:width="1.567cm" svg:height="1.567cm" svg:x="1.102cm" svg:y="0.457cm"><text:p text:style-name="P21">David</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1"/></text:p>
      <text:p text:style-name="P8"><draw:custom-shape text:anchor-type="paragraph" draw:z-index="9" draw:name="Alice" draw:style-name="gr1" draw:text-style-name="P22" svg:width="1.567cm" svg:height="1.567cm" svg:x="13.141cm" svg:y="0.018cm"><text:p text:style-name="P21">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24"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24"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3"/></text:p>
      <text:p text:style-name="P8"><draw:custom-shape text:anchor-type="paragraph" draw:z-index="15" draw:name="Forme4" draw:style-name="gr11" draw:text-style-name="P21"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pan text:style-name="T23"/></text:p>
      <text:p text:style-name="P8"><draw:custom-shape text:anchor-type="paragraph" draw:z-index="14" draw:name="Alice" draw:style-name="gr1" draw:text-style-name="P22" svg:width="1.567cm" svg:height="1.567cm" svg:x="1.147cm" svg:y="0.217cm"><text:p text:style-name="P21">Éloïse</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3"/></text:p>
      <text:p text:style-name="P8"><draw:custom-shape text:anchor-type="paragraph" draw:z-index="12" draw:name="Forme1" draw:style-name="gr10" draw:text-style-name="P28"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3" draw:name="Forme3" draw:style-name="gr6" draw:text-style-name="P27" svg:width="3.55cm" svg:height="1.033cm" svg:x="8.315cm" svg:y="-0.201cm"><draw:text-box><text:p text:style-name="P26"><text:span text:style-name="T29">Effets sonores ou </text:span></text:p><text:p text:style-name="P26"><text:span text:style-name="T29">ajout échantillon sonore</text:span></text:p></draw:text-box></draw:frame><text:span text:style-name="T23"/></text:p>
      <text:p text:style-name="P8"><text:span text:style-name="T23"/></text:p>
      <text:p text:style-name="P8"><text:span text:style-name="T23"><text:tab/></text:span><text:span text:style-name="T10">Figure 1 : Schéma de d</text:span><text:span text:style-name="T11">e</text:span><text:span text:style-name="T10">scription du scénario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1"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Programme d’<text:span text:style-name="MT1">écoute musicale en diffusion multipoint</text:span><text:tab/><text:page-number text:select-page="current">3</text:page-number> sur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0T15:29:39.101000000</dc:date>
    <meta:editing-duration>PT1H20M52S</meta:editing-duration>
    <meta:editing-cycles>36</meta:editing-cycles>
    <meta:generator>LibreOffice/5.1.5.2$Windows_x86 LibreOffice_project/7a864d8825610a8c07cfc3bc01dd4fce6a9447e5</meta:generator>
    <meta:document-statistic meta:table-count="0" meta:image-count="0" meta:object-count="0" meta:page-count="4" meta:paragraph-count="21" meta:word-count="315" meta:character-count="2084" meta:non-whitespace-character-count="1782"/>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list>
</file>